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6mm"/>
    </style:style>
    <style:style style:name="co2" style:family="table-column">
      <style:table-column-properties fo:break-before="auto" style:column-width="81.23mm"/>
    </style:style>
    <style:style style:name="co3" style:family="table-column">
      <style:table-column-properties fo:break-before="auto" style:column-width="104.7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8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ext-properties style:text-outline="false" style:text-line-through-style="none" style:text-line-through-type="none" style:font-name="Source Code Pro" fo:font-size="8.5pt" fo:language="en" fo:country="US" fo:text-shadow="none" style:text-underline-style="none" fo:font-weight="normal" style:text-underline-mode="continuous" style:text-overline-mode="continuous" style:text-line-through-mode="continuous" style:font-name-asian="Source Code Pro" style:font-size-asian="8.5pt" style:language-asian="en" style:country-asian="US" style:font-weight-asian="normal" style:font-name-complex="Source Code Pro" style:font-size-complex="8.5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text-line-through-type="none" style:font-name="Source Code Pro" fo:font-size="8.5pt" fo:language="en" fo:country="US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weight-asian="normal" style:font-size-complex="8.5pt" style:language-complex="en" style:country-complex="US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style:font-name="Source Code Pro" fo:font-size="8.5pt" fo:language="en" fo:country="US" fo:text-shadow="none" style:text-underline-style="none" style:text-underline-mode="continuous" style:text-overline-mode="continuous" style:text-line-through-mode="continuous" style:font-size-asian="8.5pt" style:language-asian="en" style:country-asian="US" style:font-size-complex="8.5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-asian="Noto Sans CJK SC Regular" style:font-name-complex="FreeSans"/>
    </style:style>
    <style:style style:name="T3" style:family="text">
      <style:text-properties style:font-style-asian="normal" style:font-name="Source Code Pro" style:font-weight-complex="normal" style:font-weight-asian="normal" style:font-size-complex="8.5pt" style:font-size-asian="8.5pt" fo:color="#a9b7c6" style:font-name-complex="Source Code Pro" style:font-name-asian="Source Code Pro" fo:font-style="normal" fo:font-weight="normal" fo:font-size="8.5pt" style:font-style-complex="normal"/>
    </style:style>
    <style:style style:name="T4" style:family="text">
      <style:text-properties style:font-style-asian="normal" style:font-name="Source Code Pro" style:font-weight-complex="normal" style:font-weight-asian="normal" style:font-size-complex="8.5pt" style:font-size-asian="8.5pt" style:font-name-complex="Source Code Pro" style:font-name-asian="Source Code Pro" fo:font-style="normal" fo:font-weight="normal" fo:font-size="8.5pt" style:font-style-complex="normal"/>
    </style:style>
    <style:style style:name="T5" style:family="text">
      <style:text-properties style:font-style-asian="normal" style:font-name="Source Code Pro" style:font-weight-complex="normal" style:font-weight-asian="normal" style:font-size-complex="8.5pt" style:font-size-asian="8.5pt" style:font-name-complex="Source Code Pro" style:font-name-asian="Source Code Pro" fo:font-style="normal" fo:font-weight="normal" fo:font-size="8.5pt" style:font-style-complex="normal" fo:color="#cc7832"/>
    </style:style>
    <style:style style:name="T6" style:family="text">
      <style:text-properties style:font-name="Source Code Pro" style:font-weight-complex="normal" style:font-weight-asian="normal" style:font-size-complex="8.5pt" style:font-size-asian="8.5pt" style:font-name-complex="Source Code Pro" style:font-name-asian="Source Code Pro" fo:font-weight="normal" fo:font-size="8.5pt" fo:color="#9876aa" fo:font-style="italic" style:font-style-asian="italic" style:font-style-complex="italic"/>
    </style:style>
    <style:style style:name="T7" style:family="text">
      <style:text-properties style:font-name="Source Code Pro" style:font-weight-complex="normal" style:font-weight-asian="normal" style:font-size-complex="8.5pt" style:font-size-asian="8.5pt" style:font-name-complex="Source Code Pro" style:font-name-asian="Source Code Pro" fo:font-weight="normal" fo:font-size="8.5pt" fo:color="#cc7832" fo:font-style="normal" style:font-style-asian="normal" style:font-style-complex="normal"/>
    </style:style>
    <style:style style:name="T8" style:family="text">
      <style:text-properties style:font-name="Source Code Pro" style:font-weight-complex="normal" style:font-weight-asian="normal" style:font-size-complex="8.5pt" style:font-size-asian="8.5pt" style:font-name-complex="Source Code Pro" style:font-name-asian="Source Code Pro" fo:font-weight="normal" fo:font-size="8.5pt" fo:font-style="normal" style:font-style-asian="normal" style:font-style-complex="normal" fo:color="#a9b7c6"/>
    </style:style>
    <style:style style:name="T9" style:family="text">
      <style:text-properties style:font-name="Source Code Pro" style:font-weight-complex="normal" style:font-weight-asian="normal" style:font-size-complex="8.5pt" style:font-size-asian="8.5pt" style:font-name-complex="Source Code Pro" style:font-name-asian="Source Code Pro" fo:font-weight="normal" fo:font-size="8.5pt" fo:font-style="normal" style:font-style-asian="normal" style:font-style-complex="normal" fo:color="#cc7832"/>
    </style:style>
    <style:style style:name="T10" style:family="text">
      <style:text-properties fo:color="#a9b7c6" style:font-name="Source Code Pro" style:font-style-asian="normal" style:font-weight-complex="normal" style:font-weight-asian="normal" style:font-size-complex="8.5pt" style:font-size-asian="8.5pt" style:font-name-complex="Source Code Pro" style:font-name-asian="Source Code Pro" fo:font-style="normal" fo:font-weight="normal" fo:font-size="8.5pt" style:font-style-complex="normal"/>
    </style:style>
    <style:style style:name="T11" style:family="text">
      <style:text-properties style:font-name="Source Code Pro" style:font-style-asian="normal" style:font-weight-complex="normal" style:font-weight-asian="normal" style:font-size-complex="8.5pt" style:font-size-asian="8.5pt" style:font-name-complex="Source Code Pro" style:font-name-asian="Source Code Pro" fo:font-style="normal" fo:font-weight="normal" fo:font-size="8.5pt" style:font-style-complex="normal"/>
    </style:style>
    <style:style style:name="T12" style:family="text">
      <style:text-properties style:font-name="Source Code Pro" style:font-style-asian="normal" style:font-weight-complex="normal" style:font-weight-asian="normal" style:font-size-complex="8.5pt" style:font-size-asian="8.5pt" style:font-name-complex="Source Code Pro" style:font-name-asian="Source Code Pro" fo:font-style="normal" fo:font-weight="normal" fo:font-size="8.5pt" style:font-style-complex="normal" fo:color="#cc7832"/>
    </style:style>
    <style:style style:name="T13" style:family="text">
      <style:text-properties style:font-name="Source Code Pro" style:font-weight-complex="normal" style:font-weight-asian="normal" style:font-size-complex="8.5pt" style:font-size-asian="8.5pt" style:font-name-complex="Source Code Pro" style:font-name-asian="Source Code Pro" fo:font-weight="normal" fo:font-size="8.5pt" fo:color="#a9b7c6" fo:font-style="normal" style:font-style-asian="normal" style:font-style-complex="normal"/>
    </style:style>
    <style:style style:name="T14" style:family="text">
      <style:text-properties style:font-name-complex="Source Code Pro" fo:color="#a9b7c6" fo:font-size="8.5pt" style:font-name-asian="Source Code Pro" style:font-size-asian="8.5pt" style:font-size-complex="8.5pt" style:font-weight-asian="normal" style:font-style-asian="normal" style:font-name="Source Code Pro" style:font-style-complex="normal" fo:font-weight="normal" fo:font-style="normal" style:font-weight-complex="normal"/>
    </style:style>
    <style:style style:name="T15" style:family="text">
      <style:text-properties style:font-name-complex="Source Code Pro" fo:font-size="8.5pt" style:font-name-asian="Source Code Pro" style:font-size-asian="8.5pt" style:font-size-complex="8.5pt" style:font-weight-asian="normal" style:font-style-asian="normal" style:font-name="Source Code Pro" style:font-style-complex="normal" fo:font-weight="normal" fo:font-style="normal" style:font-weight-complex="normal"/>
    </style:style>
    <style:style style:name="T16" style:family="text">
      <style:text-properties style:font-name-complex="Source Code Pro" fo:font-size="8.5pt" style:font-name-asian="Source Code Pro" style:font-size-asian="8.5pt" style:font-size-complex="8.5pt" style:font-weight-asian="normal" style:font-style-asian="normal" style:font-name="Source Code Pro" style:font-style-complex="normal" fo:font-weight="normal" fo:font-style="normal" style:font-weight-complex="normal" fo:color="#cc7832"/>
    </style:style>
    <style:style style:name="T17" style:family="text">
      <style:text-properties style:font-name-complex="Source Code Pro" fo:font-size="8.5pt" style:font-name-asian="Source Code Pro" style:font-size-asian="8.5pt" style:font-size-complex="8.5pt" style:font-weight-asian="normal" style:font-name="Source Code Pro" fo:font-weight="normal" style:font-weight-complex="normal" style:font-style-complex="italic" fo:color="#9876aa" style:font-style-asian="italic" fo:font-style="italic"/>
    </style:style>
    <style:style style:name="T18" style:family="text">
      <style:text-properties style:font-name-complex="Source Code Pro" fo:font-size="8.5pt" style:font-name-asian="Source Code Pro" style:font-size-asian="8.5pt" style:font-size-complex="8.5pt" style:font-weight-asian="normal" style:font-name="Source Code Pro" fo:font-weight="normal" style:font-weight-complex="normal" style:font-style-asian="normal" style:font-style-complex="normal" fo:font-style="normal" fo:color="#cc7832"/>
    </style:style>
    <style:style style:name="T19" style:family="text">
      <style:text-properties style:font-name-complex="Source Code Pro" fo:font-size="8.5pt" style:font-name-asian="Source Code Pro" style:font-size-asian="8.5pt" style:font-size-complex="8.5pt" style:font-weight-asian="normal" style:font-name="Source Code Pro" fo:font-weight="normal" style:font-weight-complex="normal" style:font-style-asian="normal" style:font-style-complex="normal" fo:font-style="normal" fo:color="#a9b7c6"/>
    </style:style>
    <style:style style:name="T20" style:family="text">
      <style:text-properties fo:color="#a9b7c6" style:font-name="Source Code Pro" style:font-style-complex="normal" fo:font-size="8.5pt" fo:font-weight="normal" fo:font-style="normal" style:font-name-asian="Source Code Pro" style:font-name-complex="Source Code Pro" style:font-size-asian="8.5pt" style:font-size-complex="8.5pt" style:font-weight-asian="normal" style:font-weight-complex="normal" style:font-style-asian="normal"/>
    </style:style>
    <style:style style:name="T21" style:family="text">
      <style:text-properties style:font-name="Source Code Pro" style:font-style-complex="normal" fo:font-size="8.5pt" fo:font-weight="normal" fo:font-style="normal" style:font-name-asian="Source Code Pro" style:font-name-complex="Source Code Pro" style:font-size-asian="8.5pt" style:font-size-complex="8.5pt" style:font-weight-asian="normal" style:font-weight-complex="normal" style:font-style-asian="normal"/>
    </style:style>
    <style:style style:name="T22" style:family="text">
      <style:text-properties style:font-name="Source Code Pro" style:font-style-complex="normal" fo:font-size="8.5pt" fo:font-weight="normal" fo:font-style="normal" style:font-name-asian="Source Code Pro" style:font-name-complex="Source Code Pro" style:font-size-asian="8.5pt" style:font-size-complex="8.5pt" style:font-weight-asian="normal" style:font-weight-complex="normal" style:font-style-asian="normal" fo:color="#cc7832"/>
    </style:style>
    <style:style style:name="T23" style:family="text">
      <style:text-properties style:font-name="Source Code Pro" fo:font-size="8.5pt" fo:font-weight="normal" style:font-name-asian="Source Code Pro" style:font-name-complex="Source Code Pro" style:font-size-asian="8.5pt" style:font-size-complex="8.5pt" style:font-weight-asian="normal" style:font-weight-complex="normal" style:font-style-asian="italic" fo:color="#9876aa" style:font-style-complex="italic" fo:font-style="italic"/>
    </style:style>
    <style:style style:name="T24" style:family="text">
      <style:text-properties style:font-name="Source Code Pro" fo:font-size="8.5pt" fo:font-weight="normal" style:font-name-asian="Source Code Pro" style:font-name-complex="Source Code Pro" style:font-size-asian="8.5pt" style:font-size-complex="8.5pt" style:font-weight-asian="normal" style:font-weight-complex="normal" fo:color="#cc7832" fo:font-style="normal" style:font-style-asian="normal" style:font-style-complex="normal"/>
    </style:style>
    <style:style style:name="T25" style:family="text">
      <style:text-properties style:font-name="Source Code Pro" fo:font-size="8.5pt" fo:font-weight="normal" style:font-name-asian="Source Code Pro" style:font-name-complex="Source Code Pro" style:font-size-asian="8.5pt" style:font-size-complex="8.5pt" style:font-weight-asian="normal" style:font-weight-complex="normal" fo:font-style="normal" style:font-style-asian="normal" style:font-style-complex="normal" fo:color="#a9b7c6"/>
    </style:style>
    <style:style style:name="T26" style:family="text">
      <style:text-properties style:font-name="Source Code Pro" fo:font-size="8.5pt" fo:font-weight="normal" style:font-name-asian="Source Code Pro" style:font-name-complex="Source Code Pro" style:font-size-asian="8.5pt" style:font-size-complex="8.5pt" style:font-weight-asian="normal" style:font-weight-complex="normal" fo:font-style="normal" style:font-style-asian="normal" style:font-style-complex="normal" fo:color="#cc7832"/>
    </style:style>
    <style:style style:name="T27" style:family="text">
      <style:text-properties style:font-style-complex="normal" style:font-weight-asian="bold" fo:font-size="8.5pt" fo:font-style="normal" fo:color="#cc7832" style:font-style-asian="normal" style:font-size-complex="8.5pt" style:font-name="Source Code Pro" fo:font-weight="bold" style:font-name-asian="Source Code Pro" style:font-weight-complex="bold" style:font-size-asian="8.5pt" style:font-name-complex="Source Code Pro"/>
    </style:style>
    <style:style style:name="T28" style:family="text">
      <style:text-properties style:font-style-complex="normal" fo:font-size="8.5pt" fo:font-style="normal" style:font-style-asian="normal" style:font-size-complex="8.5pt" style:font-name="Source Code Pro" style:font-name-asian="Source Code Pro" style:font-size-asian="8.5pt" style:font-name-complex="Source Code Pro" style:font-weight-asian="normal" fo:color="#a9b7c6" style:font-weight-complex="normal" fo:font-weight="normal"/>
    </style:style>
    <style:style style:name="T29" style:family="text">
      <style:text-properties fo:font-size="8.5pt" style:font-size-complex="8.5pt" style:font-name="Source Code Pro" style:font-name-asian="Source Code Pro" style:font-size-asian="8.5pt" style:font-name-complex="Source Code Pro" style:font-weight-asian="normal" style:font-weight-complex="normal" fo:font-weight="normal" style:font-style-complex="italic" fo:color="#9876aa" fo:font-style="italic" style:font-style-asian="italic"/>
    </style:style>
    <style:style style:name="T30" style:family="text">
      <style:text-properties fo:font-size="8.5pt" style:font-size-complex="8.5pt" style:font-name="Source Code Pro" style:font-name-asian="Source Code Pro" style:font-size-asian="8.5pt" style:font-name-complex="Source Code Pro" style:font-weight-asian="normal" style:font-weight-complex="normal" fo:font-weight="normal" style:font-style-complex="normal" style:font-style-asian="normal" fo:color="#cc7832" fo:font-style="normal"/>
    </style:style>
    <style:style style:name="T31" style:family="text">
      <style:text-properties fo:font-size="8.5pt" style:font-size-complex="8.5pt" style:font-name="Source Code Pro" style:font-name-asian="Source Code Pro" style:font-size-asian="8.5pt" style:font-name-complex="Source Code Pro" style:font-weight-asian="normal" style:font-weight-complex="normal" fo:font-weight="normal" style:font-style-complex="normal" style:font-style-asian="normal" fo:font-style="normal" fo:color="#a9b7c6"/>
    </style:style>
    <style:style style:name="T32" style:family="text">
      <style:text-properties fo:font-size="8.5pt" style:font-size-complex="8.5pt" style:font-name="Source Code Pro" style:font-name-asian="Source Code Pro" style:font-size-asian="8.5pt" style:font-name-complex="Source Code Pro" style:font-weight-asian="normal" style:font-weight-complex="normal" fo:font-weight="normal" style:font-style-complex="normal" style:font-style-asian="normal" fo:font-style="normal" fo:color="#b9bcd1"/>
    </style:style>
    <style:style style:name="T33" style:family="text">
      <style:text-properties fo:font-size="8.5pt" style:font-size-complex="8.5pt" style:font-name="Source Code Pro" style:font-name-asian="Source Code Pro" style:font-size-asian="8.5pt" style:font-name-complex="Source Code Pro" style:font-weight-asian="normal" style:font-weight-complex="normal" fo:font-weight="normal" style:font-style-complex="normal" style:font-style-asian="normal" fo:font-style="normal" fo:color="#cc7832"/>
    </style:style>
    <style:style style:name="T34" style:family="text">
      <style:text-properties fo:font-size="8.5pt" style:font-size-complex="8.5pt" style:font-name="Source Code Pro" style:font-name-asian="Source Code Pro" style:font-size-asian="8.5pt" style:font-name-complex="Source Code Pro" style:font-style-complex="normal" style:font-style-asian="normal" fo:font-style="normal" fo:color="#cc7832" fo:font-weight="bold" style:font-weight-complex="bold" style:font-weight-asian="bold"/>
    </style:style>
    <style:style style:name="T35" style:family="text">
      <style:text-properties fo:font-size="8.5pt" style:font-size-complex="8.5pt" style:font-name="Source Code Pro" style:font-name-asian="Source Code Pro" style:font-size-asian="8.5pt" style:font-name-complex="Source Code Pro" style:font-style-complex="normal" style:font-style-asian="normal" fo:font-style="normal" style:font-weight-complex="normal" style:font-weight-asian="normal" fo:font-weight="normal" fo:color="#b5b6e3"/>
    </style:style>
    <style:style style:name="T36" style:family="text">
      <style:text-properties fo:font-size="8.5pt" style:font-size-complex="8.5pt" style:font-name="Source Code Pro" style:font-name-asian="Source Code Pro" style:font-size-asian="8.5pt" style:font-name-complex="Source Code Pro" style:font-style-complex="normal" style:font-style-asian="normal" fo:font-style="normal" style:font-weight-complex="normal" style:font-weight-asian="normal" fo:font-weight="normal" fo:color="#a9b7c6"/>
    </style:style>
    <style:style style:name="T37" style:family="text">
      <style:text-properties fo:font-size="8.5pt" style:font-size-complex="8.5pt" style:font-name="Source Code Pro" style:font-name-asian="Source Code Pro" style:font-size-asian="8.5pt" style:font-name-complex="Source Code Pro" style:font-style-complex="normal" style:font-style-asian="normal" fo:font-style="normal" style:font-weight-complex="normal" style:font-weight-asian="normal" fo:font-weight="normal" fo:color="#b9bcd1"/>
    </style:style>
    <style:style style:name="T38" style:family="text">
      <style:text-properties fo:font-size="8.5pt" style:font-size-complex="8.5pt" style:font-name="Source Code Pro" style:font-name-asian="Source Code Pro" style:font-size-asian="8.5pt" style:font-name-complex="Source Code Pro" style:font-style-complex="normal" style:font-style-asian="normal" fo:font-style="normal" style:font-weight-complex="normal" style:font-weight-asian="normal" fo:font-weight="normal" fo:color="#9373a5"/>
    </style:style>
    <style:style style:name="T39" style:family="text">
      <style:text-properties fo:font-size="8.5pt" style:font-size-complex="8.5pt" style:font-name="Source Code Pro" style:font-name-asian="Source Code Pro" style:font-size-asian="8.5pt" style:font-name-complex="Source Code Pro" style:font-style-complex="normal" style:font-style-asian="normal" fo:font-style="normal" style:font-weight-complex="normal" style:font-weight-asian="normal" fo:font-weight="normal" fo:color="#cc7832"/>
    </style:style>
    <style:style style:name="T40" style:family="text">
      <style:text-properties fo:font-size="8.5pt" style:font-size-complex="8.5pt" style:font-name="Source Code Pro" style:font-name-asian="Source Code Pro" style:font-size-asian="8.5pt" style:font-name-complex="Source Code Pro" style:font-style-complex="normal" style:font-style-asian="normal" fo:font-style="normal" fo:color="#cc7832" style:font-weight-complex="bold" fo:font-weight="bold" style:font-weight-asian="bold"/>
    </style:style>
    <style:style style:name="T41" style:family="text">
      <style:text-properties fo:font-size="8.5pt" style:font-size-complex="8.5pt" style:font-name="Source Code Pro" style:font-name-asian="Source Code Pro" style:font-size-asian="8.5pt" style:font-name-complex="Source Code Pro" style:font-style-complex="normal" style:font-style-asian="normal" fo:font-style="normal" fo:font-weight="normal" style:font-weight-asian="normal" fo:color="#9373a5" style:font-weight-complex="normal"/>
    </style:style>
    <style:style style:name="T42" style:family="text">
      <style:text-properties fo:font-size="8.5pt" style:font-size-complex="8.5pt" style:font-name="Source Code Pro" style:font-name-asian="Source Code Pro" style:font-size-asian="8.5pt" style:font-name-complex="Source Code Pro" style:font-style-complex="normal" style:font-style-asian="normal" fo:font-style="normal" fo:font-weight="normal" style:font-weight-asian="normal" style:font-weight-complex="normal" fo:color="#cc7832"/>
    </style:style>
    <style:style style:name="T43" style:family="text">
      <style:text-properties fo:font-size="8.5pt" style:font-size-complex="8.5pt" style:font-name="Source Code Pro" style:font-name-asian="Source Code Pro" style:font-size-asian="8.5pt" style:font-name-complex="Source Code Pro" style:font-style-complex="normal" style:font-style-asian="normal" fo:font-style="normal" fo:font-weight="normal" style:font-weight-asian="normal" style:font-weight-complex="normal" fo:color="#b9bcd1"/>
    </style:style>
    <style:style style:name="T44" style:family="text">
      <style:text-properties fo:font-size="8.5pt" style:font-size-complex="8.5pt" style:font-name="Source Code Pro" style:font-name-asian="Source Code Pro" style:font-size-asian="8.5pt" style:font-name-complex="Source Code Pro" style:font-style-complex="normal" style:font-style-asian="normal" fo:font-style="normal" fo:font-weight="normal" style:font-weight-asian="normal" style:font-weight-complex="normal" fo:color="#9373a5"/>
    </style:style>
    <style:style style:name="T45" style:family="text">
      <style:text-properties fo:font-size="8.5pt" style:font-size-complex="8.5pt" style:font-name="Source Code Pro" style:font-name-asian="Source Code Pro" style:font-size-asian="8.5pt" style:font-name-complex="Source Code Pro" style:font-style-complex="normal" style:font-style-asian="normal" fo:font-style="normal" fo:font-weight="normal" style:font-weight-asian="normal" style:font-weight-complex="normal" fo:color="#908b25"/>
    </style:style>
    <style:style style:name="T46" style:family="text">
      <style:text-properties fo:font-size="8.5pt" style:font-size-complex="8.5pt" style:font-name="Source Code Pro" style:font-name-asian="Source Code Pro" style:font-size-asian="8.5pt" style:font-name-complex="Source Code Pro" style:font-style-complex="normal" style:font-style-asian="normal" fo:font-style="normal" fo:font-weight="normal" style:font-weight-asian="normal" style:font-weight-complex="normal" fo:color="#a9b7c6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row table:style-name="ro1">
          <table:table-cell table:style-name="ce1" office:value-type="string" calcext:value-type="string" table:number-columns-spanned="2" table:number-rows-spanned="1">
            <text:p>Začátek generování instrukcí</text:p>
          </table:table-cell>
          <table:covered-table-cell/>
          <table:table-cell table:style-name="Default"/>
        </table:table-row>
        <table:table-row table:style-name="ro1">
          <table:table-cell table:style-name="ce2" office:value-type="string" calcext:value-type="string" table:number-columns-spanned="1" table:number-rows-spanned="3">
            <text:p>start</text:p>
          </table:table-cell>
          <table:table-cell office:value-type="string" calcext:value-type="string">
            <text:p>./IFJcode17 </text:p>
          </table:table-cell>
          <table:table-cell table:style-name="Default" office:value-type="string" calcext:value-type="string">
            <text:p>...udělá DLInitList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FVAR <text:a xlink:href="mailto:GF@tmp" xlink:type="simple">GF@tmp</text:a></text:p>
          </table:table-cell>
          <table:table-cell table:style-name="Default" office:value-type="string" calcext:value-type="string">
            <text:p>...udělá DLInitList</text:p>
          </table:table-cell>
        </table:table-row>
        <table:table-row table:style-name="ro1">
          <table:covered-table-cell/>
          <table:table-cell office:value-type="string" calcext:value-type="string">
            <text:p>JUMP $$scope</text:p>
          </table:table-cell>
          <table:table-cell table:style-name="Default" office:value-type="string" calcext:value-type="string">
            <text:p>...udělá DLInitList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Scope</text:p>
          </table:table-cell>
          <table:table-cell office:value-type="string" calcext:value-type="string">
            <text:p>LABEL $$scope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LABEL</text:span><text:span text:style-name="T7">,element</text:span><text:span text:style-name="T8">)</text:span><text:span text:style-name="T9">;</text:span></text:p>
          </table:table-cell>
        </table:table-row>
        <table:table-row table:style-name="ro1">
          <table:covered-table-cell/>
          <table:table-cell office:value-type="string" calcext:value-type="string">
            <text:p>CREATEFRAME</text:p>
          </table:table-cell>
          <table:table-cell office:value-type="string" calcext:value-type="string">
            <text:p><text:span text:style-name="T10">writeInstructionNoOperand</text:span><text:span text:style-name="T11">(&amp;instList</text:span><text:span text:style-name="T12">, </text:span><text:span text:style-name="T6">I_CREATEFRAME</text:span><text:span text:style-name="T13">)</text:span><text:span text:style-name="T9">;</text:span></text:p>
          </table:table-cell>
        </table:table-row>
        <table:table-row table:style-name="ro1">
          <table:covered-table-cell/>
          <table:table-cell office:value-type="string" calcext:value-type="string">
            <text:p>PUSHFRAME</text:p>
          </table:table-cell>
          <table:table-cell table:style-name="ce9" office:value-type="string" calcext:value-type="string">
            <text:p><text:span text:style-name="T10">writeInstructionNoOperand</text:span><text:span text:style-name="T11">(&amp;instList</text:span><text:span text:style-name="T12">, </text:span><text:span text:style-name="T6">I_PUSHFRAME</text:span><text:span text:style-name="T13">)</text:span><text:span text:style-name="T9">;</text:span>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End Scope</text:p>
          </table:table-cell>
          <table:table-cell office:value-type="string" calcext:value-type="string">
            <text:p>POPFRAME</text:p>
          </table:table-cell>
          <table:table-cell office:value-type="string" calcext:value-type="string">
            <text:p><text:span text:style-name="T10">writeInstructionNoOperand</text:span><text:span text:style-name="T11">(&amp;instList</text:span><text:span text:style-name="T12">, </text:span><text:span text:style-name="T6">I_POPFRAME</text:span><text:span text:style-name="T13">)</text:span><text:span text:style-name="T9">;</text:span></text:p>
          </table:table-cell>
        </table:table-row>
        <table:table-row table:style-name="ro1">
          <table:covered-table-cell/>
          <table:table-cell office:value-type="string" calcext:value-type="string">
            <text:p>LABEL $$endscope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LABEL</text:span><text:span text:style-name="T7">,element</text:span><text:span text:style-name="T8">)</text:span><text:span text:style-name="T9">;</text:span>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4" office:value-type="string" calcext:value-type="string" table:number-columns-spanned="2" table:number-rows-spanned="1">
            <text:p>Práce s proměnnými</text:p>
          </table:table-cell>
          <table:covered-table-cell/>
          <table:table-cell table:style-name="Default"/>
        </table:table-row>
        <table:table-row table:style-name="ro1">
          <table:table-cell office:value-type="string" calcext:value-type="string">
            <text:p>Dim a As Integer</text:p>
          </table:table-cell>
          <table:table-cell office:value-type="string" calcext:value-type="string">
            <text:p>DEFVAR LF@a</text:p>
          </table:table-cell>
          <table:table-cell office:value-type="string" calcext:value-type="string">
            <text:p><text:span text:style-name="T14">writeInstructionOneOperand</text:span><text:span text:style-name="T15">(&amp;instList</text:span><text:span text:style-name="T16">, </text:span><text:span text:style-name="T17">I_DEFVAR</text:span><text:span text:style-name="T18">, element</text:span><text:span text:style-name="T19">)</text:span><text:span text:style-name="T18">;</text:span></text:p>
          </table:table-cell>
        </table:table-row>
        <table:table-row table:style-name="ro1">
          <table:table-cell office:value-type="string" calcext:value-type="string">
            <text:p>A = 1</text:p>
          </table:table-cell>
          <table:table-cell office:value-type="string" calcext:value-type="string">
            <text:p>MOVE <text:a xlink:href="mailto:LF@a" xlink:type="simple">LF@a</text:a> <text:a xlink:href="mailto:int@1" xlink:type="simple">int@1</text:a></text:p>
          </table:table-cell>
          <table:table-cell office:value-type="string" calcext:value-type="string">
            <text:p><text:span text:style-name="T20">writeInstructionTwoOperands</text:span><text:span text:style-name="T21">(&amp;instList</text:span><text:span text:style-name="T22">, </text:span><text:span text:style-name="T23">I_MOVE</text:span><text:span text:style-name="T24">, </text:span><text:span text:style-name="T25">element1</text:span><text:span text:style-name="T26">,</text:span><text:span text:style-name="T25">element2)</text:span><text:span text:style-name="T26">;</text:span></text:p>
          </table:table-cell>
        </table:table-row>
        <table:table-row table:style-name="ro1">
          <table:table-cell office:value-type="string" calcext:value-type="string">
            <text:p>A = b</text:p>
          </table:table-cell>
          <table:table-cell office:value-type="string" calcext:value-type="string">
            <text:p>MOVE LF@a <text:a xlink:href="mailto:LF@b" xlink:type="simple">LF@b</text:a></text:p>
          </table:table-cell>
          <table:table-cell office:value-type="string" calcext:value-type="string">
            <text:p><text:span text:style-name="T20">writeInstructionTwoOperands</text:span><text:span text:style-name="T21">(&amp;instList</text:span><text:span text:style-name="T22">, </text:span><text:span text:style-name="T23">I_MOVE</text:span><text:span text:style-name="T24">, </text:span><text:span text:style-name="T25">element1</text:span><text:span text:style-name="T26">, element2</text:span><text:span text:style-name="T25">)</text:span><text:span text:style-name="T26">;</text:span></text:p>
          </table:table-cell>
        </table:table-row>
        <table:table-row table:style-name="ro1">
          <table:table-cell office:value-type="string" calcext:value-type="string">
            <text:p>Print !"nejaky text";</text:p>
          </table:table-cell>
          <table:table-cell office:value-type="string" calcext:value-type="string">
            <text:p>WRITE string@nejaky\032text\010"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WRITE</text:span><text:span text:style-name="T7">,element</text:span><text:span text:style-name="T8">)</text:span><text:span text:style-name="T9">;</text:span></text:p>
          </table:table-cell>
        </table:table-row>
        <table:table-row table:style-name="ro1">
          <table:table-cell office:value-type="string" calcext:value-type="string">
            <text:p>Print na stderr</text:p>
          </table:table-cell>
          <table:table-cell office:value-type="string" calcext:value-type="string">
            <text:p>DPRINT <text:a xlink:href="mailto:string@chyba" xlink:type="simple">string@chyba</text:a>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DPRINT</text:span><text:span text:style-name="T7">,element</text:span><text:span text:style-name="T8">)</text:span><text:span text:style-name="T9">;</text:span></text:p>
          </table:table-cell>
        </table:table-row>
        <table:table-row table:style-name="ro1">
          <table:table-cell office:value-type="string" calcext:value-type="string">
            <text:p>Input a (int,bool,string,…)</text:p>
          </table:table-cell>
          <table:table-cell office:value-type="string" calcext:value-type="string">
            <text:p>READ <text:a xlink:href="mailto:LF@a" xlink:type="simple">LF@a</text:a> int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READ</text:span><text:span text:style-name="T7">,element</text:span><text:span text:style-name="T8">)</text:span><text:span text:style-name="T9">;</text:span></text:p>
          </table:table-cell>
        </table:table-row>
        <table:table-row table:style-name="ro1">
          <table:table-cell office:value-type="string" calcext:value-type="string">
            <text:p>VYSL = vysl * a</text:p>
          </table:table-cell>
          <table:table-cell office:value-type="string" calcext:value-type="string">
            <text:p>MUL LF@vysl <text:a xlink:href="mailto:LF@vysl" xlink:type="simple">LF@vysl</text:a> <text:a xlink:href="mailto:LF@a" xlink:type="simple">LF@a</text:a></text:p>
          </table:table-cell>
          <table:table-cell office:value-type="string" calcext:value-type="string">
            <text:p><text:span text:style-name="T20">writeInstructionThreeOperands</text:span><text:span text:style-name="T21">(&amp;instList</text:span><text:span text:style-name="T22">, </text:span><text:span text:style-name="T23">I_MUL</text:span><text:span text:style-name="T24">, </text:span><text:span text:style-name="T25">element1</text:span><text:span text:style-name="T26">, </text:span><text:span text:style-name="T25">element2</text:span><text:span text:style-name="T26">, </text:span><text:span text:style-name="T25">element3)</text:span><text:span text:style-name="T26">;</text:span></text:p>
          </table:table-cell>
        </table:table-row>
        <table:table-row table:style-name="ro1">
          <table:table-cell office:value-type="string" calcext:value-type="string">
            <text:p>VYSL = vysl + a</text:p>
          </table:table-cell>
          <table:table-cell office:value-type="string" calcext:value-type="string">
            <text:p>ADD LF@vysl <text:a xlink:href="mailto:LF@vysl" xlink:type="simple">LF@vysl</text:a> <text:a xlink:href="mailto:LF@a" xlink:type="simple">LF@a</text:a></text:p>
          </table:table-cell>
          <table:table-cell office:value-type="string" calcext:value-type="string">
            <text:p><text:span text:style-name="T20">writeInstructionThreeOperands</text:span><text:span text:style-name="T21">(&amp;instList</text:span><text:span text:style-name="T22">, </text:span><text:span text:style-name="T23">I_ADD</text:span><text:span text:style-name="T24">, </text:span><text:span text:style-name="T25">element1</text:span><text:span text:style-name="T26">, </text:span><text:span text:style-name="T25">element2</text:span><text:span text:style-name="T26">, </text:span><text:span text:style-name="T25">element3)</text:span><text:span text:style-name="T26">;</text:span></text:p>
          </table:table-cell>
        </table:table-row>
        <table:table-row table:style-name="ro1">
          <table:table-cell office:value-type="string" calcext:value-type="string">
            <text:p>VYSL = vysl - a</text:p>
          </table:table-cell>
          <table:table-cell office:value-type="string" calcext:value-type="string">
            <text:p>SUB <text:a xlink:href="mailto:LF@vysl" xlink:type="simple">LF@vysl</text:a> <text:a xlink:href="mailto:LF@vysl" xlink:type="simple">LF@vysl</text:a> <text:a xlink:href="mailto:LF@a" xlink:type="simple">LF@a</text:a></text:p>
          </table:table-cell>
          <table:table-cell office:value-type="string" calcext:value-type="string">
            <text:p><text:span text:style-name="T20">writeInstructionThreeOperands</text:span><text:span text:style-name="T21">(&amp;instList</text:span><text:span text:style-name="T22">, </text:span><text:span text:style-name="T23">I_SUB</text:span><text:span text:style-name="T24">, </text:span><text:span text:style-name="T25">element1</text:span><text:span text:style-name="T26">, </text:span><text:span text:style-name="T25">element2</text:span><text:span text:style-name="T26">, </text:span><text:span text:style-name="T25">element3)</text:span><text:span text:style-name="T26">;</text:span></text:p>
          </table:table-cell>
        </table:table-row>
        <table:table-row table:style-name="ro1">
          <table:table-cell office:value-type="string" calcext:value-type="string">
            <text:p>VYSL = vysl / a</text:p>
          </table:table-cell>
          <table:table-cell office:value-type="string" calcext:value-type="string">
            <text:p>DIV <text:a xlink:href="mailto:LF@vysl" xlink:type="simple">LF@vysl</text:a> <text:a xlink:href="mailto:LF@vysl" xlink:type="simple">LF@vysl</text:a> <text:a xlink:href="mailto:LF@a" xlink:type="simple">LF@a</text:a></text:p>
          </table:table-cell>
          <table:table-cell office:value-type="string" calcext:value-type="string">
            <text:p><text:span text:style-name="T20">writeInstructionThreeOperands</text:span><text:span text:style-name="T21">(&amp;instList</text:span><text:span text:style-name="T22">, </text:span><text:span text:style-name="T23">I_DIV</text:span><text:span text:style-name="T24">, </text:span><text:span text:style-name="T25">element1</text:span><text:span text:style-name="T26">, </text:span><text:span text:style-name="T25">element2</text:span><text:span text:style-name="T26">, </text:span><text:span text:style-name="T25">element3)</text:span><text:span text:style-name="T26">;</text:span>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4" office:value-type="string" calcext:value-type="string" table:number-columns-spanned="2" table:number-rows-spanned="1">
            <text:p>I<text:span text:style-name="T1">F / WHILE</text:span></text:p>
          </table:table-cell>
          <table:covered-table-cell/>
          <table:table-cell table:style-name="Default"/>
        </table:table-row>
        <table:table-row table:style-name="ro1">
          <table:table-cell table:style-name="ce5" office:value-type="string" calcext:value-type="string">
            <text:p>If</text:p>
          </table:table-cell>
          <table:table-cell office:value-type="string" calcext:value-type="string">
            <text:p>LABEL $if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LABEL</text:span><text:span text:style-name="T7">,element</text:span><text:span text:style-name="T8">)</text:span><text:span text:style-name="T9">;</text:span></text:p>
          </table:table-cell>
        </table:table-row>
        <table:table-row table:style-name="ro1">
          <table:table-cell office:value-type="string" calcext:value-type="string">
            <text:p>… condition (n &lt; 0)</text:p>
          </table:table-cell>
          <table:table-cell office:value-type="string" calcext:value-type="string">
            <text:p>LT <text:a xlink:href="mailto:GF@tmp" xlink:type="simple">GF@tmp</text:a> <text:a xlink:href="mailto:GF@n" xlink:type="simple">GF@n</text:a><text:a xlink:href="mailto:int@0" xlink:type="simple">int@0</text:a></text:p>
          </table:table-cell>
          <table:table-cell office:value-type="string" calcext:value-type="string">
            <text:p><text:span text:style-name="T20">writeInstructionTwoOperands</text:span><text:span text:style-name="T21">(&amp;instList</text:span><text:span text:style-name="T22">, </text:span><text:span text:style-name="T23">I_LT</text:span><text:span text:style-name="T24">, </text:span><text:span text:style-name="T25">element1</text:span><text:span text:style-name="T26">, </text:span><text:span text:style-name="T25">element2)</text:span><text:span text:style-name="T26">;</text:span>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office:value-type="string" calcext:value-type="string">
            <text:p>JUMPIFEQ $else <text:a xlink:href="mailto:GF@tmp" xlink:type="simple">GF@tmp</text:a> bool@false</text:p>
          </table:table-cell>
          <table:table-cell office:value-type="string" calcext:value-type="string">
            <text:p><text:span text:style-name="T20">writeInstructionThreeOperands</text:span><text:span text:style-name="T21">(&amp;instList</text:span><text:span text:style-name="T22">, </text:span><text:span text:style-name="T23">I_JUMPIFEQ</text:span><text:span text:style-name="T24">, </text:span><text:span text:style-name="T25">element1</text:span><text:span text:style-name="T26">, </text:span><text:span text:style-name="T25">element2</text:span><text:span text:style-name="T26">, </text:span><text:span text:style-name="T25">element3)</text:span><text:span text:style-name="T26">;</text:span></text:p>
          </table:table-cell>
        </table:table-row>
        <table:table-row table:style-name="ro1">
          <table:table-cell office:value-type="string" calcext:value-type="string">
            <text:p>… do something</text:p>
          </table:table-cell>
          <table:table-cell office:value-type="string" calcext:value-type="string">
            <text:p>… do someting</text:p>
          </table:table-cell>
          <table:table-cell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Else</text:p>
          </table:table-cell>
          <table:table-cell office:value-type="string" calcext:value-type="string">
            <text:p>JUMP $endif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JUMP</text:span><text:span text:style-name="T7">,element</text:span><text:span text:style-name="T8">)</text:span><text:span text:style-name="T9">;</text:span></text:p>
          </table:table-cell>
        </table:table-row>
        <table:table-row table:style-name="ro1">
          <table:covered-table-cell/>
          <table:table-cell office:value-type="string" calcext:value-type="string">
            <text:p>LABEL $else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LABEL</text:span><text:span text:style-name="T7">,element</text:span><text:span text:style-name="T8">)</text:span><text:span text:style-name="T9">;</text:span></text:p>
          </table:table-cell>
        </table:table-row>
        <table:table-row table:style-name="ro1">
          <table:table-cell office:value-type="string" calcext:value-type="string">
            <text:p>… do something else</text:p>
          </table:table-cell>
          <table:table-cell office:value-type="string" calcext:value-type="string">
            <text:p>… do someting</text:p>
          </table:table-cell>
          <table:table-cell table:style-name="Default"/>
        </table:table-row>
        <table:table-row table:style-name="ro1">
          <table:table-cell office:value-type="string" calcext:value-type="string">
            <text:p>End If</text:p>
          </table:table-cell>
          <table:table-cell office:value-type="string" calcext:value-type="string">
            <text:p>LABEL $endif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LABEL</text:span><text:span text:style-name="T7">,element</text:span><text:span text:style-name="T8">)</text:span><text:span text:style-name="T9">;</text:span>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Do While a &lt;&gt; x</text:p>
          </table:table-cell>
          <table:table-cell office:value-type="string" calcext:value-type="string">
            <text:p>LABEL $dowhile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LABEL</text:span><text:span text:style-name="T7">,element</text:span><text:span text:style-name="T8">)</text:span><text:span text:style-name="T9">;</text:span></text:p>
          </table:table-cell>
        </table:table-row>
        <table:table-row table:style-name="ro1">
          <table:covered-table-cell/>
          <table:table-cell office:value-type="string" calcext:value-type="string">
            <text:p>JUMPIFEQ $loop <text:a xlink:href="mailto:LF@a" xlink:type="simple">LF@a</text:a> <text:a xlink:href="mailto:LF@x" xlink:type="simple">LF@x</text:a></text:p>
          </table:table-cell>
          <table:table-cell office:value-type="string" calcext:value-type="string">
            <text:p><text:span text:style-name="T20">writeInstructionThreeOperands</text:span><text:span text:style-name="T21">(&amp;instList</text:span><text:span text:style-name="T22">, </text:span><text:span text:style-name="T23">I_JUMPIFEQ</text:span><text:span text:style-name="T24">, </text:span><text:span text:style-name="T25">element1</text:span><text:span text:style-name="T26">, </text:span><text:span text:style-name="T25">element2</text:span><text:span text:style-name="T26">, </text:span><text:span text:style-name="T25">element3)</text:span><text:span text:style-name="T26">;</text:span></text:p>
          </table:table-cell>
        </table:table-row>
        <table:table-row table:style-name="ro1">
          <table:table-cell office:value-type="string" calcext:value-type="string">
            <text:p>… do something</text:p>
          </table:table-cell>
          <table:table-cell office:value-type="string" calcext:value-type="string">
            <text:p>… do someting</text:p>
          </table:table-cell>
          <table:table-cell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Loop</text:p>
          </table:table-cell>
          <table:table-cell office:value-type="string" calcext:value-type="string">
            <text:p>JUMP $dowhile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JUMP</text:span><text:span text:style-name="T7">,element</text:span><text:span text:style-name="T8">)</text:span><text:span text:style-name="T9">;</text:span></text:p>
          </table:table-cell>
        </table:table-row>
        <table:table-row table:style-name="ro1">
          <table:covered-table-cell/>
          <table:table-cell office:value-type="string" calcext:value-type="string">
            <text:p>LABEL $loop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LABEL</text:span><text:span text:style-name="T7">,element</text:span><text:span text:style-name="T8">)</text:span><text:span text:style-name="T9">;</text:span>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4" office:value-type="string" calcext:value-type="string" table:number-columns-spanned="2" table:number-rows-spanned="1">
            <text:p>Práce s řetězci</text:p>
          </table:table-cell>
          <table:covered-table-cell/>
          <table:table-cell table:style-name="Default"/>
        </table:table-row>
        <table:table-row table:style-name="ro1">
          <table:table-cell office:value-type="string" calcext:value-type="string">
            <text:p>s1 = !"Toto je text"</text:p>
          </table:table-cell>
          <table:table-cell office:value-type="string" calcext:value-type="string">
            <text:p>MOVE LF@s1 string@Toto\032je\032text</text:p>
          </table:table-cell>
          <table:table-cell office:value-type="string" calcext:value-type="string">
            <text:p><text:span text:style-name="T20">writeInstructionTwoOperands</text:span><text:span text:style-name="T21">(&amp;instList</text:span><text:span text:style-name="T22">, </text:span><text:span text:style-name="T23">I_MOVE</text:span><text:span text:style-name="T24">, </text:span><text:span text:style-name="T25">element1</text:span><text:span text:style-name="T26">, </text:span><text:span text:style-name="T25">element2)</text:span><text:span text:style-name="T26">;</text:span></text:p>
          </table:table-cell>
        </table:table-row>
        <table:table-row table:style-name="ro1">
          <table:table-cell office:value-type="string" calcext:value-type="string">
            <text:p>s2 = s1 + !", plus další"</text:p>
          </table:table-cell>
          <table:table-cell office:value-type="string" calcext:value-type="string">
            <text:p>CONCAT LF@s2 LF@s1 string@,\032plus\032dalsi</text:p>
          </table:table-cell>
          <table:table-cell office:value-type="string" calcext:value-type="string">
            <text:p><text:span text:style-name="T20">writeInstructionThreeOperands</text:span><text:span text:style-name="T21">(&amp;instList</text:span><text:span text:style-name="T22">, </text:span><text:span text:style-name="T23">I_CONCAT</text:span><text:span text:style-name="T24">, </text:span><text:span text:style-name="T25">element1</text:span><text:span text:style-name="T26">, </text:span><text:span text:style-name="T25">element2</text:span><text:span text:style-name="T26">, </text:span><text:span text:style-name="T25">element3)</text:span><text:span text:style-name="T26">;</text:span></text:p>
          </table:table-cell>
        </table:table-row>
        <table:table-row table:style-name="ro1">
          <table:table-cell office:value-type="string" calcext:value-type="string">
            <text:p>s1len = Length(s1)</text:p>
          </table:table-cell>
          <table:table-cell office:value-type="string" calcext:value-type="string">
            <text:p>STRLEN LF@s1len LF@s1</text:p>
          </table:table-cell>
          <table:table-cell office:value-type="string" calcext:value-type="string">
            <text:p><text:span text:style-name="T20">writeInstructionTwoOperands</text:span><text:span text:style-name="T21">(&amp;instList</text:span><text:span text:style-name="T22">, </text:span><text:span text:style-name="T23">I_SRTLEN</text:span><text:span text:style-name="T24">, </text:span><text:span text:style-name="T25">element1</text:span><text:span text:style-name="T26">, </text:span><text:span text:style-name="T25">element2)</text:span><text:span text:style-name="T26">;</text:span></text:p>
          </table:table-cell>
        </table:table-row>
        <table:table-row table:style-name="ro1">
          <table:table-cell office:value-type="string" calcext:value-type="string">
            <text:p>Vrátí znak na pozici</text:p>
          </table:table-cell>
          <table:table-cell office:value-type="string" calcext:value-type="string">
            <text:p>GETCHAR LF@char LF@s2 <text:a xlink:href="mailto:LF@index" xlink:type="simple">LF@index</text:a></text:p>
          </table:table-cell>
          <table:table-cell office:value-type="string" calcext:value-type="string">
            <text:p><text:span text:style-name="T20">writeInstructionThreeOperands</text:span><text:span text:style-name="T21">(&amp;instList</text:span><text:span text:style-name="T22">, </text:span><text:span text:style-name="T23">I_GETCHAR</text:span><text:span text:style-name="T24">, </text:span><text:span text:style-name="T25">element1</text:span><text:span text:style-name="T26">, </text:span><text:span text:style-name="T25">element2</text:span><text:span text:style-name="T26">, </text:span><text:span text:style-name="T25">element3)</text:span><text:span text:style-name="T26">;</text:span></text:p>
          </table:table-cell>
        </table:table-row>
        <table:table-row table:style-name="ro1">
          <table:table-cell office:value-type="string" calcext:value-type="string">
            <text:p>Zmeň znak na pozici</text:p>
          </table:table-cell>
          <table:table-cell table:style-name="ce6" office:value-type="string" calcext:value-type="string">
            <text:p><text:span text:style-name="T2">SETCHAR LF@char LF@s2 </text:span><text:span text:style-name="T2"><text:a xlink:href="mailto:LF@index" xlink:type="simple">LF@index</text:a></text:span></text:p>
          </table:table-cell>
          <table:table-cell office:value-type="string" calcext:value-type="string">
            <text:p><text:span text:style-name="T20">writeInstructionThreeOperands</text:span><text:span text:style-name="T21">(&amp;instList</text:span><text:span text:style-name="T22">, </text:span><text:span text:style-name="T23">I_SETCHAR</text:span><text:span text:style-name="T24">, </text:span><text:span text:style-name="T25">element1</text:span><text:span text:style-name="T26">, </text:span><text:span text:style-name="T25">element2</text:span><text:span text:style-name="T26">, </text:span><text:span text:style-name="T25">element3)</text:span><text:span text:style-name="T26">;</text:span>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4" office:value-type="string" calcext:value-type="string" table:number-columns-spanned="2" table:number-rows-spanned="1">
            <text:p>Práce s funkcemi (rámci)</text:p>
          </table:table-cell>
          <table:covered-table-cell/>
          <table:table-cell table:style-name="Default"/>
        </table:table-row>
        <table:table-row table:style-name="ro1">
          <table:table-cell office:value-type="string" calcext:value-type="string">
            <text:p>Call function =&gt; vysl = func(a, b, c)</text:p>
          </table:table-cell>
          <table:table-cell office:value-type="string" calcext:value-type="string">
            <text:p>CREATEFRAME</text:p>
          </table:table-cell>
          <table:table-cell office:value-type="string" calcext:value-type="string">
            <text:p><text:span text:style-name="T10">writeInstructionNoOperand</text:span><text:span text:style-name="T11">(&amp;instList</text:span><text:span text:style-name="T12">, </text:span><text:span text:style-name="T6">I_CREATEFRAME</text:span><text:span text:style-name="T13">)</text:span><text:span text:style-name="T9">;</text:span></text:p>
          </table:table-cell>
        </table:table-row>
        <table:table-row table:style-name="ro1">
          <table:table-cell/>
          <table:table-cell office:value-type="string" calcext:value-type="string">
            <text:p>DEFVAR <text:a xlink:href="mailto:TF@a" xlink:type="simple">TF@a</text:a>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DEFVAR</text:span><text:span text:style-name="T7">, </text:span><text:span text:style-name="T8">element1)</text:span><text:span text:style-name="T9">;</text:span></text:p>
          </table:table-cell>
        </table:table-row>
        <table:table-row table:style-name="ro1">
          <table:table-cell/>
          <table:table-cell office:value-type="string" calcext:value-type="string">
            <text:p>DEFVAR <text:a xlink:href="mailto:TF@b" xlink:type="simple">TF@b</text:a>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DEFVAR</text:span><text:span text:style-name="T7">, </text:span><text:span text:style-name="T8">element1)</text:span><text:span text:style-name="T9">;</text:span></text:p>
          </table:table-cell>
        </table:table-row>
        <table:table-row table:style-name="ro1">
          <table:table-cell/>
          <table:table-cell office:value-type="string" calcext:value-type="string">
            <text:p>DEFVAR <text:a xlink:href="mailto:TF@c" xlink:type="simple">TF@c</text:a>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DEFVAR</text:span><text:span text:style-name="T7">, </text:span><text:span text:style-name="T8">element1)</text:span><text:span text:style-name="T9">;</text:span></text:p>
          </table:table-cell>
        </table:table-row>
        <table:table-row table:style-name="ro1">
          <table:table-cell/>
          <table:table-cell office:value-type="string" calcext:value-type="string">
            <text:p>MOVE <text:a xlink:href="mailto:TF@a" xlink:type="simple">TF@a</text:a> <text:a xlink:href="mailto:LF@a" xlink:type="simple">LF@a</text:a></text:p>
          </table:table-cell>
          <table:table-cell office:value-type="string" calcext:value-type="string">
            <text:p><text:span text:style-name="T20">writeInstructionTwoOperands</text:span><text:span text:style-name="T21">(&amp;instList</text:span><text:span text:style-name="T22">, </text:span><text:span text:style-name="T23">I_MOVE</text:span><text:span text:style-name="T24">, </text:span><text:span text:style-name="T25">element1</text:span><text:span text:style-name="T26">, </text:span><text:span text:style-name="T25">element2)</text:span><text:span text:style-name="T26">;</text:span></text:p>
          </table:table-cell>
        </table:table-row>
        <table:table-row table:style-name="ro1">
          <table:table-cell/>
          <table:table-cell office:value-type="string" calcext:value-type="string">
            <text:p>MOVE <text:a xlink:href="mailto:TF@b" xlink:type="simple">TF@b</text:a> <text:a xlink:href="mailto:LF@b" xlink:type="simple">LF@b</text:a></text:p>
          </table:table-cell>
          <table:table-cell office:value-type="string" calcext:value-type="string">
            <text:p><text:span text:style-name="T20">writeInstructionTwoOperands</text:span><text:span text:style-name="T21">(&amp;instList</text:span><text:span text:style-name="T22">, </text:span><text:span text:style-name="T23">I_MOVE</text:span><text:span text:style-name="T24">, </text:span><text:span text:style-name="T25">element1</text:span><text:span text:style-name="T26">, </text:span><text:span text:style-name="T25">element2)</text:span><text:span text:style-name="T26">;</text:span></text:p>
          </table:table-cell>
        </table:table-row>
        <table:table-row table:style-name="ro1">
          <table:table-cell/>
          <table:table-cell table:style-name="ce6" office:value-type="string" calcext:value-type="string">
            <text:p>MOVE <text:a xlink:href="mailto:TF@c" xlink:type="simple">TF@c</text:a> <text:a xlink:href="mailto:LF@c" xlink:type="simple">LF@c</text:a></text:p>
          </table:table-cell>
          <table:table-cell office:value-type="string" calcext:value-type="string">
            <text:p><text:span text:style-name="T20">writeInstructionTwoOperands</text:span><text:span text:style-name="T21">(&amp;instList</text:span><text:span text:style-name="T22">, </text:span><text:span text:style-name="T23">I_MOVE</text:span><text:span text:style-name="T24">, </text:span><text:span text:style-name="T25">element1</text:span><text:span text:style-name="T26">, </text:span><text:span text:style-name="T25">element2)</text:span><text:span text:style-name="T26">;</text:span></text:p>
          </table:table-cell>
        </table:table-row>
        <table:table-row table:style-name="ro1">
          <table:table-cell/>
          <table:table-cell office:value-type="string" calcext:value-type="string">
            <text:p>CALL $func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CALL</text:span><text:span text:style-name="T7">,element</text:span><text:span text:style-name="T8">)</text:span><text:span text:style-name="T9">;</text:span></text:p>
          </table:table-cell>
        </table:table-row>
        <table:table-row table:style-name="ro1">
          <table:table-cell/>
          <table:table-cell office:value-type="string" calcext:value-type="string">
            <text:p>MOVE <text:a xlink:href="mailto:LF@vysl" xlink:type="simple">LF@vysl</text:a> TF@%retval</text:p>
          </table:table-cell>
          <table:table-cell office:value-type="string" calcext:value-type="string">
            <text:p><text:span text:style-name="T20">writeInstructionTwoOperands</text:span><text:span text:style-name="T21">(&amp;instList</text:span><text:span text:style-name="T22">, </text:span><text:span text:style-name="T23">I_MOVE</text:span><text:span text:style-name="T24">, </text:span><text:span text:style-name="T25">element1</text:span><text:span text:style-name="T26">, </text:span><text:span text:style-name="T25">element2)</text:span><text:span text:style-name="T26">;</text:span>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fining function =&gt; Function $func</text:p>
          </table:table-cell>
          <table:table-cell office:value-type="string" calcext:value-type="string">
            <text:p>LABEL $function_func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LABEL</text:span><text:span text:style-name="T7">,element</text:span><text:span text:style-name="T8">)</text:span><text:span text:style-name="T9">;</text:span></text:p>
          </table:table-cell>
        </table:table-row>
        <table:table-row table:style-name="ro1">
          <table:table-cell/>
          <table:table-cell office:value-type="string" calcext:value-type="string">
            <text:p>PUSHFRAME</text:p>
          </table:table-cell>
          <table:table-cell office:value-type="string" calcext:value-type="string">
            <text:p><text:span text:style-name="T10">writeInstructionNoOperand</text:span><text:span text:style-name="T11">(&amp;instList</text:span><text:span text:style-name="T12">, </text:span><text:span text:style-name="T6">I_PUSHFRAME</text:span><text:span text:style-name="T13">)</text:span><text:span text:style-name="T9">;</text:span></text:p>
          </table:table-cell>
        </table:table-row>
        <table:table-row table:style-name="ro1">
          <table:table-cell office:value-type="string" calcext:value-type="string">
            <text:p>… do something</text:p>
          </table:table-cell>
          <table:table-cell office:value-type="string" calcext:value-type="string">
            <text:p>… do someting</text:p>
          </table:table-cell>
          <table:table-cell table:style-name="Default"/>
        </table:table-row>
        <table:table-row table:style-name="ro1">
          <table:table-cell office:value-type="string" calcext:value-type="string">
            <text:p>Return result</text:p>
          </table:table-cell>
          <table:table-cell office:value-type="string" calcext:value-type="string">
            <text:p>MOVE LF@%retval <text:a xlink:href="mailto:LF@result" xlink:type="simple">LF@result</text:a></text:p>
          </table:table-cell>
          <table:table-cell office:value-type="string" calcext:value-type="string">
            <text:p><text:span text:style-name="T20">writeInstructionTwoOperands</text:span><text:span text:style-name="T21">(&amp;instList</text:span><text:span text:style-name="T22">, </text:span><text:span text:style-name="T23">I_MOVE</text:span><text:span text:style-name="T24">, </text:span><text:span text:style-name="T25">element1</text:span><text:span text:style-name="T26">, </text:span><text:span text:style-name="T25">element2)</text:span><text:span text:style-name="T26">;</text:span></text:p>
          </table:table-cell>
        </table:table-row>
        <table:table-row table:style-name="ro1">
          <table:table-cell office:value-type="string" calcext:value-type="string">
            <text:p>End function</text:p>
          </table:table-cell>
          <table:table-cell office:value-type="string" calcext:value-type="string">
            <text:p>POPFRAME</text:p>
          </table:table-cell>
          <table:table-cell office:value-type="string" calcext:value-type="string">
            <text:p><text:span text:style-name="T10">writeInstructionNoOperand</text:span><text:span text:style-name="T11">(&amp;instList</text:span><text:span text:style-name="T12">, </text:span><text:span text:style-name="T6">I_POPFRAME</text:span><text:span text:style-name="T13">)</text:span><text:span text:style-name="T9">;</text:span></text:p>
          </table:table-cell>
        </table:table-row>
        <table:table-row table:style-name="ro1">
          <table:table-cell/>
          <table:table-cell office:value-type="string" calcext:value-type="string">
            <text:p>RETURN</text:p>
          </table:table-cell>
          <table:table-cell office:value-type="string" calcext:value-type="string">
            <text:p><text:span text:style-name="T10">writeInstructionNoOperand</text:span><text:span text:style-name="T11">(&amp;instList</text:span><text:span text:style-name="T12">, </text:span><text:span text:style-name="T6">I_RETURN</text:span><text:span text:style-name="T13">)</text:span><text:span text:style-name="T9">;</text:span></text:p>
          </table:table-cell>
        </table:table-row>
        <table:table-row table:style-name="ro1">
          <table:table-cell/>
          <table:table-cell office:value-type="string" calcext:value-type="string">
            <text:p>LABEL $endfunction_func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LABEL</text:span><text:span text:style-name="T7">,element</text:span><text:span text:style-name="T8">)</text:span><text:span text:style-name="T9">;</text:span>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4" office:value-type="string" calcext:value-type="string" table:number-columns-spanned="2" table:number-rows-spanned="1">
            <text:p>SUBSTR</text:p>
          </table:table-cell>
          <table:covered-table-cell/>
          <table:table-cell table:style-name="Default"/>
        </table:table-row>
        <table:table-row table:style-name="ro1">
          <table:table-cell office:value-type="string" calcext:value-type="string">
            <text:p>SubStr(s2, s1len, 4)</text:p>
          </table:table-cell>
          <table:table-cell office:value-type="string" calcext:value-type="string">
            <text:p>LABEL $substr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LABEL</text:span><text:span text:style-name="T7">,element</text:span><text:span text:style-name="T8">)</text:span><text:span text:style-name="T9">;</text:span></text:p>
          </table:table-cell>
        </table:table-row>
        <table:table-row table:style-name="ro1">
          <table:table-cell/>
          <table:table-cell office:value-type="string" calcext:value-type="string">
            <text:p>CREATEFRAME</text:p>
          </table:table-cell>
          <table:table-cell office:value-type="string" calcext:value-type="string">
            <text:p><text:span text:style-name="T10">writeInstructionNoOperand</text:span><text:span text:style-name="T11">(&amp;instList</text:span><text:span text:style-name="T12">, </text:span><text:span text:style-name="T6">I_CREATEFRAME</text:span><text:span text:style-name="T13">)</text:span><text:span text:style-name="T9">;</text:span></text:p>
          </table:table-cell>
        </table:table-row>
        <table:table-row table:style-name="ro1">
          <table:table-cell/>
          <table:table-cell office:value-type="string" calcext:value-type="string">
            <text:p>MOVE GF@tmp string@\00</text:p>
          </table:table-cell>
          <table:table-cell office:value-type="string" calcext:value-type="string">
            <text:p><text:span text:style-name="T20">writeInstructionTwoOperands</text:span><text:span text:style-name="T21">(&amp;instList</text:span><text:span text:style-name="T22">, </text:span><text:span text:style-name="T23">I_MOVE</text:span><text:span text:style-name="T24">, </text:span><text:span text:style-name="T25">element1</text:span><text:span text:style-name="T26">, </text:span><text:span text:style-name="T25">element2)</text:span><text:span text:style-name="T26">;</text:span></text:p>
          </table:table-cell>
        </table:table-row>
        <table:table-row table:style-name="ro1">
          <table:table-cell/>
          <table:table-cell office:value-type="string" calcext:value-type="string">
            <text:p>DEFVAR TF@substr_char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DEFVAR</text:span><text:span text:style-name="T7">, </text:span><text:span text:style-name="T8">element1)</text:span><text:span text:style-name="T9">;</text:span></text:p>
          </table:table-cell>
        </table:table-row>
        <table:table-row table:style-name="ro1">
          <table:table-cell/>
          <table:table-cell office:value-type="string" calcext:value-type="string">
            <text:p>DEFVAR TF@substr_string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DEFVAR</text:span><text:span text:style-name="T7">, </text:span><text:span text:style-name="T8">element1)</text:span><text:span text:style-name="T9">;</text:span></text:p>
          </table:table-cell>
        </table:table-row>
        <table:table-row table:style-name="ro1">
          <table:table-cell/>
          <table:table-cell office:value-type="string" calcext:value-type="string">
            <text:p>DEFVAR TF@substr_index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DEFVAR</text:span><text:span text:style-name="T7">, </text:span><text:span text:style-name="T8">element1)</text:span><text:span text:style-name="T9">;</text:span></text:p>
          </table:table-cell>
        </table:table-row>
        <table:table-row table:style-name="ro1">
          <table:table-cell/>
          <table:table-cell office:value-type="string" calcext:value-type="string">
            <text:p>DEFVAR TF@substr_shift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DEFVAR</text:span><text:span text:style-name="T7">, </text:span><text:span text:style-name="T8">element1)</text:span><text:span text:style-name="T9">;</text:span></text:p>
          </table:table-cell>
        </table:table-row>
        <table:table-row table:style-name="ro1">
          <table:table-cell/>
          <table:table-cell office:value-type="string" calcext:value-type="string">
            <text:p>MOVE TF@substr_string LF@s2</text:p>
          </table:table-cell>
          <table:table-cell office:value-type="string" calcext:value-type="string">
            <text:p><text:span text:style-name="T20">writeInstructionTwoOperands</text:span><text:span text:style-name="T21">(&amp;instList</text:span><text:span text:style-name="T22">, </text:span><text:span text:style-name="T23">I_MOVE</text:span><text:span text:style-name="T24">, </text:span><text:span text:style-name="T25">element1</text:span><text:span text:style-name="T26">, </text:span><text:span text:style-name="T25">element2)</text:span><text:span text:style-name="T26">;</text:span></text:p>
          </table:table-cell>
        </table:table-row>
        <table:table-row table:style-name="ro1">
          <table:table-cell/>
          <table:table-cell office:value-type="string" calcext:value-type="string">
            <text:p>MOVE TF@substr_index LF@s1len</text:p>
          </table:table-cell>
          <table:table-cell office:value-type="string" calcext:value-type="string">
            <text:p><text:span text:style-name="T20">writeInstructionTwoOperands</text:span><text:span text:style-name="T21">(&amp;instList</text:span><text:span text:style-name="T22">, </text:span><text:span text:style-name="T23">I_MOVE</text:span><text:span text:style-name="T24">, </text:span><text:span text:style-name="T25">element1</text:span><text:span text:style-name="T26">, </text:span><text:span text:style-name="T25">element2)</text:span><text:span text:style-name="T26">;</text:span></text:p>
          </table:table-cell>
        </table:table-row>
        <table:table-row table:style-name="ro1">
          <table:table-cell/>
          <table:table-cell office:value-type="string" calcext:value-type="string">
            <text:p>MOVE TF@substr_shift int@4</text:p>
          </table:table-cell>
          <table:table-cell office:value-type="string" calcext:value-type="string">
            <text:p><text:span text:style-name="T20">writeInstructionTwoOperands</text:span><text:span text:style-name="T21">(&amp;instList</text:span><text:span text:style-name="T22">, </text:span><text:span text:style-name="T23">I_MOVE</text:span><text:span text:style-name="T24">, </text:span><text:span text:style-name="T25">element1</text:span><text:span text:style-name="T26">, </text:span><text:span text:style-name="T25">element2)</text:span><text:span text:style-name="T26">;</text:span></text:p>
          </table:table-cell>
        </table:table-row>
        <table:table-row table:style-name="ro1">
          <table:table-cell/>
          <table:table-cell office:value-type="string" calcext:value-type="string">
            <text:p>PUSHFRAME</text:p>
          </table:table-cell>
          <table:table-cell office:value-type="string" calcext:value-type="string">
            <text:p><text:span text:style-name="T10">writeInstructionNoOperand</text:span><text:span text:style-name="T11">(&amp;instList</text:span><text:span text:style-name="T12">, </text:span><text:span text:style-name="T6">I_PUSHFRAME</text:span><text:span text:style-name="T13">)</text:span><text:span text:style-name="T9">;</text:span></text:p>
          </table:table-cell>
        </table:table-row>
        <table:table-row table:style-name="ro1">
          <table:table-cell/>
          <table:table-cell office:value-type="string" calcext:value-type="string">
            <text:p>LABEL $do_substr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LABEL</text:span><text:span text:style-name="T7">,element</text:span><text:span text:style-name="T8">)</text:span><text:span text:style-name="T9">;</text:span></text:p>
          </table:table-cell>
        </table:table-row>
        <table:table-row table:style-name="ro1">
          <table:table-cell/>
          <table:table-cell table:style-name="ce7" office:value-type="string" calcext:value-type="string">
            <text:p>GETCHAR LF@substr_char LF@substr_string LF@substr_index</text:p>
          </table:table-cell>
          <table:table-cell office:value-type="string" calcext:value-type="string">
            <text:p><text:span text:style-name="T20">writeInstructionThreeOperands</text:span><text:span text:style-name="T21">(&amp;instList</text:span><text:span text:style-name="T22">, </text:span><text:span text:style-name="T23">I_GETCHAR</text:span><text:span text:style-name="T24">, </text:span><text:span text:style-name="T25">element1</text:span><text:span text:style-name="T26">, </text:span><text:span text:style-name="T25">element2</text:span><text:span text:style-name="T26">, </text:span><text:span text:style-name="T25">element3)</text:span><text:span text:style-name="T26">;</text:span></text:p>
          </table:table-cell>
        </table:table-row>
        <table:table-row table:style-name="ro1">
          <table:table-cell/>
          <table:table-cell office:value-type="string" calcext:value-type="string">
            <text:p>ADD LF@substr_index LF@substr_index int@1</text:p>
          </table:table-cell>
          <table:table-cell office:value-type="string" calcext:value-type="string">
            <text:p><text:span text:style-name="T20">writeInstructionThreeOperands</text:span><text:span text:style-name="T21">(&amp;instList</text:span><text:span text:style-name="T22">, </text:span><text:span text:style-name="T23">I_ADD</text:span><text:span text:style-name="T24">, </text:span><text:span text:style-name="T25">element1</text:span><text:span text:style-name="T26">, </text:span><text:span text:style-name="T25">element2</text:span><text:span text:style-name="T26">, </text:span><text:span text:style-name="T25">element3)</text:span><text:span text:style-name="T26">;</text:span></text:p>
          </table:table-cell>
        </table:table-row>
        <table:table-row table:style-name="ro1">
          <table:table-cell/>
          <table:table-cell office:value-type="string" calcext:value-type="string">
            <text:p>CONCAT GF@tmp GF@tmp LF@substr_char</text:p>
          </table:table-cell>
          <table:table-cell office:value-type="string" calcext:value-type="string">
            <text:p><text:span text:style-name="T20">writeInstructionThreeOperands</text:span><text:span text:style-name="T21">(&amp;instList</text:span><text:span text:style-name="T22">, </text:span><text:span text:style-name="T23">I_CONCAT</text:span><text:span text:style-name="T24">, </text:span><text:span text:style-name="T25">element1</text:span><text:span text:style-name="T26">, </text:span><text:span text:style-name="T25">element2</text:span><text:span text:style-name="T26">, </text:span><text:span text:style-name="T25">element3)</text:span><text:span text:style-name="T26">;</text:span></text:p>
          </table:table-cell>
        </table:table-row>
        <table:table-row table:style-name="ro1">
          <table:table-cell/>
          <table:table-cell office:value-type="string" calcext:value-type="string">
            <text:p>SUB GF@substr_shift GF@substr_shift int@1</text:p>
          </table:table-cell>
          <table:table-cell office:value-type="string" calcext:value-type="string">
            <text:p><text:span text:style-name="T20">writeInstructionThreeOperands</text:span><text:span text:style-name="T21">(&amp;instList</text:span><text:span text:style-name="T22">, </text:span><text:span text:style-name="T23">I_SUB</text:span><text:span text:style-name="T24">, </text:span><text:span text:style-name="T25">element1</text:span><text:span text:style-name="T26">, </text:span><text:span text:style-name="T25">element2</text:span><text:span text:style-name="T26">, </text:span><text:span text:style-name="T25">element3)</text:span><text:span text:style-name="T26">;</text:span></text:p>
          </table:table-cell>
        </table:table-row>
        <table:table-row table:style-name="ro1">
          <table:table-cell/>
          <table:table-cell office:value-type="string" calcext:value-type="string">
            <text:p>JUMPIFNEQ $do_substr LF@substr_shift <text:a xlink:href="mailto:int@0" xlink:type="simple">int@0</text:a></text:p>
          </table:table-cell>
          <table:table-cell office:value-type="string" calcext:value-type="string">
            <text:p><text:span text:style-name="T20">writeInstructionThreeOperands</text:span><text:span text:style-name="T21">(&amp;instList</text:span><text:span text:style-name="T22">, </text:span><text:span text:style-name="T23">I_JUMPIFNEQ</text:span><text:span text:style-name="T24">, </text:span><text:span text:style-name="T25">element1</text:span><text:span text:style-name="T26">, </text:span><text:span text:style-name="T25">element2</text:span><text:span text:style-name="T26">, </text:span><text:span text:style-name="T25">element3)</text:span><text:span text:style-name="T26">;</text:span></text:p>
          </table:table-cell>
        </table:table-row>
        <table:table-row table:style-name="ro1">
          <table:table-cell/>
          <table:table-cell office:value-type="string" calcext:value-type="string">
            <text:p>POPFRAME</text:p>
          </table:table-cell>
          <table:table-cell office:value-type="string" calcext:value-type="string">
            <text:p><text:span text:style-name="T10">writeInstructionNoOperand</text:span><text:span text:style-name="T11">(&amp;instList</text:span><text:span text:style-name="T12">, </text:span><text:span text:style-name="T6">I_POPFRAME</text:span><text:span text:style-name="T13">)</text:span><text:span text:style-name="T9">;</text:span></text:p>
          </table:table-cell>
        </table:table-row>
        <table:table-row table:style-name="ro1">
          <table:table-cell/>
          <table:table-cell office:value-type="string" calcext:value-type="string">
            <text:p>LABEL $endsubstr</text:p>
          </table:table-cell>
          <table:table-cell office:value-type="string" calcext:value-type="string">
            <text:p><text:span text:style-name="T3">writeInstructionOneOperand</text:span><text:span text:style-name="T4">(&amp;instList</text:span><text:span text:style-name="T5">, </text:span><text:span text:style-name="T6">I_LABEL</text:span><text:span text:style-name="T7">,element</text:span><text:span text:style-name="T8">)</text:span><text:span text:style-name="T9">;</text:span></text:p>
          </table:table-cell>
        </table:table-row>
        <table:table-row table:style-name="ro1">
          <table:table-cell office:value-type="string" calcext:value-type="string">
            <text:p>s1 = SubStr(s2, s1len, 4)</text:p>
          </table:table-cell>
          <table:table-cell office:value-type="string" calcext:value-type="string">
            <text:p>MOVE LF@s1 GF@tmp</text:p>
          </table:table-cell>
          <table:table-cell office:value-type="string" calcext:value-type="string">
            <text:p><text:span text:style-name="T20">writeInstructionTwoOperands</text:span><text:span text:style-name="T21">(&amp;instList</text:span><text:span text:style-name="T22">, </text:span><text:span text:style-name="T23">I_MOVE</text:span><text:span text:style-name="T24">, </text:span><text:span text:style-name="T25">element1</text:span><text:span text:style-name="T26">, </text:span><text:span text:style-name="T25">element2)</text:span><text:span text:style-name="T26">;</text:span>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Instr_element element;</text:p>
          </table:table-cell>
        </table:table-row>
        <table:table-row table:style-name="ro2">
          <table:table-cell table:number-columns-repeated="2"/>
          <table:table-cell table:style-name="ce10" office:value-type="string" calcext:value-type="string">
            <text:p><text:span text:style-name="T27">typedef enum </text:span><text:span text:style-name="T28">{</text:span><text:span text:style-name="T28"/><text:span text:style-name="T28">    </text:span><text:span text:style-name="T29">F_LF</text:span><text:span text:style-name="T30">,</text:span><text:span text:style-name="T30"/><text:span text:style-name="T30">    </text:span><text:span text:style-name="T31">F_TF</text:span><text:span text:style-name="T31"/><text:span text:style-name="T31">}</text:span><text:span text:style-name="T32">FRAME</text:span><text:span text:style-name="T33">;</text:span><text:span text:style-name="T33"/><text:span text:style-name="T33"/><text:span text:style-name="T34">typedef struct </text:span><text:span text:style-name="T35">instr_element</text:span><text:span text:style-name="T36">{</text:span><text:span text:style-name="T36"/><text:span text:style-name="T36">    </text:span><text:span text:style-name="T37">string </text:span><text:span text:style-name="T38">value</text:span><text:span text:style-name="T39">;</text:span><text:span text:style-name="T39"/><text:span text:style-name="T39">    </text:span><text:span text:style-name="T40">int </text:span><text:span text:style-name="T41">token_type</text:span><text:span text:style-name="T42">;</text:span><text:span text:style-name="T42"/><text:span text:style-name="T42">    </text:span><text:span text:style-name="T43">FRAME </text:span><text:span text:style-name="T44">frame</text:span><text:span text:style-name="T42">;</text:span><text:span text:style-name="T42"/><text:span text:style-name="T42">    </text:span><text:span text:style-name="T45">bool </text:span><text:span text:style-name="T44">isLabel</text:span><text:span text:style-name="T42">;</text:span><text:span text:style-name="T42"/><text:span text:style-name="T42">    </text:span><text:span text:style-name="T45">bool </text:span><text:span text:style-name="T44">isScope</text:span><text:span text:style-name="T42">;</text:span><text:span text:style-name="T42"/><text:span text:style-name="T46">}</text:span><text:span text:style-name="T43">Instr_element</text:span><text:span text:style-name="T42">;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.00.0000</text:date>, <text:time style:data-style-name="N2" text:time-value="20:45:46.35675194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09:24:42.293884733</meta:creation-date>
    <meta:generator>LibreOffice/5.1.6.2$Linux_X86_64 LibreOffice_project/10m0$Build-2</meta:generator>
    <dc:date>2017-11-20T21:02:53.871315081</dc:date>
    <meta:editing-duration>PT10H55M21S</meta:editing-duration>
    <meta:editing-cycles>71</meta:editing-cycles>
    <meta:document-statistic meta:table-count="1" meta:cell-count="183" meta:object-count="0"/>
  </office:meta>
</office:document-meta>
</file>